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138cm" style:rel-column-width="8242*"/>
    </style:style>
    <style:style style:name="Tableau2.B" style:family="table-column">
      <style:table-column-properties style:column-width="6.916cm" style:rel-column-width="26664*"/>
    </style:style>
    <style:style style:name="Tableau2.C" style:family="table-column">
      <style:table-column-properties style:column-width="0.796cm" style:rel-column-width="3066*"/>
    </style:style>
    <style:style style:name="Tableau2.D" style:family="table-column">
      <style:table-column-properties style:column-width="7.149cm" style:rel-column-width="27563*"/>
    </style:style>
    <style:style style:name="Tableau2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66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paragraph-rsid="000c569c" style:font-style-asian="italic" style:font-style-complex="italic"/>
    </style:style>
    <style:style style:name="P7" style:family="paragraph" style:parent-style-name="Standard">
      <style:text-properties fo:font-style="italic" officeooo:paragraph-rsid="000d467e" style:font-style-asian="italic" style:font-style-complex="italic"/>
    </style:style>
    <style:style style:name="P8" style:family="paragraph" style:parent-style-name="Standard">
      <style:text-properties fo:font-size="10pt" officeooo:paragraph-rsid="000c569c" style:font-size-asian="10pt" style:font-size-complex="10pt"/>
    </style:style>
    <style:style style:name="P9" style:family="paragraph" style:parent-style-name="Standard">
      <style:text-properties fo:font-size="10pt" officeooo:paragraph-rsid="000d467e" style:font-size-asian="10pt" style:font-size-complex="10pt"/>
    </style:style>
    <style:style style:name="P10" style:family="paragraph" style:parent-style-name="Standard">
      <style:text-properties fo:font-size="10pt" officeooo:paragraph-rsid="000e2456" style:font-size-asian="10pt" style:font-size-complex="10pt"/>
    </style:style>
    <style:style style:name="P11" style:family="paragraph" style:parent-style-name="Standard">
      <style:text-properties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13" style:family="paragraph" style:parent-style-name="Header">
      <style:text-properties style:font-name="Arial" fo:font-size="10pt" fo:background-color="transparent" style:font-size-asian="10pt" style:font-size-complex="10pt"/>
    </style:style>
    <style:style style:name="P14" style:family="paragraph" style:parent-style-name="Header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15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16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/>
    </style:style>
    <style:style style:name="P18" style:family="paragraph" style:parent-style-name="Standard">
      <style:text-properties fo:font-size="10pt" officeooo:paragraph-rsid="000c569c" style:font-size-asian="10pt" style:font-size-complex="10pt"/>
    </style:style>
    <style:style style:name="P19" style:family="paragraph" style:parent-style-name="Standard">
      <style:text-properties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officeooo:paragraph-rsid="001032d2"/>
    </style:style>
    <style:style style:name="P24" style:family="paragraph" style:parent-style-name="Standard">
      <style:text-properties style:font-name="Arial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PLATE DOCUMENT FOR INVOICE</text:p>
      <text:p text:style-name="Standard"/>
      <text:p text:style-name="P5">This is a list of tags that will be replaced with your informations:</text:p>
      <text:p text:style-name="P8">mycompany_logo = {mycompany_logo}</text:p>
      <text:p text:style-name="P8">mycompany_name = {mycompany_name}</text:p>
      <text:p text:style-name="P8">mycompany_address = {mycompany_address}</text:p>
      <text:p text:style-name="P8">mycompany_zip = {mycompany_zip}</text:p>
      <text:p text:style-name="P8">mycompany_town = {mycompany_town}</text:p>
      <text:p text:style-name="P8">mycompany_country = {mycompany_country}</text:p>
      <text:p text:style-name="P8">mycompany_phone = {mycompany_phone}</text:p>
      <text:p text:style-name="P8">mycompany_fax = {mycompany_fax}</text:p>
      <text:p text:style-name="P8">mycompany_email = {mycompany_email}</text:p>
      <text:p text:style-name="P8">mycompany_web = {mycompany_web}</text:p>
      <text:p text:style-name="P8">mycompany_barcode = {mycompany_barcode}</text:p>
      <text:p text:style-name="P8">mycompany_capital= {mycompany_capital}</text:p>
      <text:p text:style-name="P8">mycompany_juridicalstatus= {mycompany_juridicalstatus}</text:p>
      <text:p text:style-name="P8">mycompany_idprof1 = {mycompany_idprof1}</text:p>
      <text:p text:style-name="P8">mycompany_idprof2 = {mycompany_idprof2}</text:p>
      <text:p text:style-name="P8">mycompany_idprof3 = {mycompany_idprof3}</text:p>
      <text:p text:style-name="P8">mycompany_idprof4 = {mycompany_idprof4}</text:p>
      <text:p text:style-name="P8">mycompany_vatnumber = {mycompany_vatnumber}</text:p>
      <text:p text:style-name="P8">mycompany_note = {mycompany_note}</text:p>
      <text:p text:style-name="P8">...</text:p>
      <text:p text:style-name="P2"/>
      <text:p text:style-name="P11">Customers, prospects or suppliers information:</text:p>
      <text:p text:style-name="P6">This is a list of other tags that will be replaced with correct values (tags between {}) :</text:p>
      <text:p text:style-name="P8">company_name = {company_name}</text:p>
      <text:p text:style-name="P8">company_address = {company_address}</text:p>
      <text:p text:style-name="P8">company_zip = {company_zip}</text:p>
      <text:p text:style-name="P8">company_town = {company_town}</text:p>
      <text:p text:style-name="P8">company_country = {company_country}</text:p>
      <text:p text:style-name="P8">company_phone = {company_phone}</text:p>
      <text:p text:style-name="P8">company_fax = {company_fax}</text:p>
      <text:p text:style-name="P8">company_email = {company_email}</text:p>
      <text:p text:style-name="P8">company_web = {company_web}</text:p>
      <text:p text:style-name="P8">company_barcode = {company_barcode}</text:p>
      <text:p text:style-name="P8">company_customercode = {company_customercode}</text:p>
      <text:p text:style-name="P8">company_suppliercode = {company_suppliercode}</text:p>
      <text:p text:style-name="P8">company_capital = {company_capital}</text:p>
      <text:p text:style-name="P8">company_juridicalstatus = {company_juridicalstatus}</text:p>
      <text:p text:style-name="P8">company_idprof1 = {company_idprof1}</text:p>
      <text:p text:style-name="P8">company_idprof2 = {company_idprof2}</text:p>
      <text:p text:style-name="P8">company_idprof3 = {company_idprof3}</text:p>
      <text:p text:style-name="P8">company_idprof4 = {company_idprof4}</text:p>
      <text:p text:style-name="P8">company_vatnumber = {company_vatnumber}</text:p>
      <text:p text:style-name="P21">company_note = {company_note}</text:p>
      <text:p text:style-name="P21">…</text:p>
      <text:p text:style-name="P21"/>
      <text:p text:style-name="P23"/>
      <text:p text:style-name="P19">User information:</text:p>
      <text:p text:style-name="P20">myuser_lastname = {myuser_lastname}</text:p>
      <text:p text:style-name="P20">myuser_firstname = {myuser_firstname}</text:p>
      <text:p text:style-name="P20">myuser_login = {myuser_login}</text:p>
      <text:p text:style-name="P20">myuser_email = {myuser_email}</text:p>
      <text:p text:style-name="P22">...</text:p>
      <text:p text:style-name="P3"/>
      <text:p text:style-name="P3"/>
      <text:p text:style-name="P12"><text:span text:style-name="T1">Object</text:span> information:</text:p>
      <text:p text:style-name="P7">This is a list of other tags that will be replaced with correct values (tags between {}) :</text:p>
      <text:p text:style-name="P9"><text:span text:style-name="T1">object</text:span>_<text:span text:style-name="T1">id</text:span> = <text:span text:style-name="T2">{object_id}</text:span></text:p>
      <text:p text:style-name="P9"><text:span text:style-name="T1">object</text:span>_<text:span text:style-name="T1">ref</text:span> = <text:span text:style-name="T2">{object_ref}</text:span></text:p>
      <text:p text:style-name="P9"><text:soft-page-break/><text:span text:style-name="T1">object</text:span>_<text:span text:style-name="T1">ref_customer</text:span> = <text:span text:style-name="T2">{object_ref_customer}</text:span></text:p>
      <text:p text:style-name="P10"><text:span text:style-name="T1">object</text:span>_<text:span text:style-name="T1">ref_supplier</text:span> = <text:span text:style-name="T2">{object_ref_supplier}</text:span></text:p>
      <text:p text:style-name="P9"><text:span text:style-name="T1">object</text:span>_<text:span text:style-name="T1">date</text:span> = <text:span text:style-name="T2">{object_date}</text:span></text:p>
      <text:p text:style-name="P9"><text:span text:style-name="T1">object</text:span>_<text:span text:style-name="T1">date_creation</text:span> = <text:span text:style-name="T3">{object_date_creation}</text:span></text:p>
      <text:p text:style-name="P9"><text:span text:style-name="T1">object</text:span>_<text:span text:style-name="T1">date_validation</text:span> = <text:span text:style-name="T3">{object_date_validation}</text:span></text:p>
      <text:p text:style-name="P9"><text:span text:style-name="T1">object</text:span>_<text:span text:style-name="T1">total_ht</text:span> = <text:span text:style-name="T3">{object_total_ht}</text:span></text:p>
      <text:p text:style-name="P9"><text:span text:style-name="T1">object</text:span>_<text:span text:style-name="T1">total_vat</text:span> = <text:span text:style-name="T3">{object_total_vat}</text:span></text:p>
      <text:p text:style-name="P9"><text:span text:style-name="T1">object</text:span>_<text:span text:style-name="T1">total_ttc</text:span> = <text:span text:style-name="T3">{object_total_ttc}</text:span></text:p>
      <text:p text:style-name="P9"><text:span text:style-name="T1">object</text:span>_<text:span text:style-name="T1">vatrate</text:span> = <text:span text:style-name="T3">{object_vatrate}</text:span></text:p>
      <text:p text:style-name="P9"><text:span text:style-name="T1">object</text:span>_<text:span text:style-name="T1">note_private</text:span> = <text:span text:style-name="T3">{object_note_private}</text:span></text:p>
      <text:p text:style-name="P9"><text:span text:style-name="T1">object</text:span>_<text:span text:style-name="T1">note</text:span> = <text:span text:style-name="T3">{object_note}</text:span></text:p>
      <text:p text:style-name="P25"/>
      <text:p text:style-name="P25"/>
      <text:p text:style-name="P2"/>
      <text:p text:style-name="P5">And this is how to use arrays for details of lines of invoices: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6">Code</text:p>
          </table:table-cell>
          <table:table-cell table:style-name="Tableau2.A1" office:value-type="string">
            <text:p text:style-name="P16">Désignation</text:p>
          </table:table-cell>
          <table:table-cell table:style-name="Tableau2.A1" office:value-type="string">
            <text:p text:style-name="P16">Qte</text:p>
          </table:table-cell>
          <table:table-cell table:style-name="Tableau2.D1" office:value-type="string">
            <text:p text:style-name="P16">Prix Unitaire</text:p>
          </table:table-cell>
        </table:table-row>
        <table:table-row>
          <table:table-cell table:style-name="Tableau2.A2" office:value-type="string">
            <text:p text:style-name="P13">[!-- BEGIN row.commande --]{commande_cod}</text:p>
          </table:table-cell>
          <table:table-cell table:style-name="Tableau2.A2" office:value-type="string">
            <text:p text:style-name="P13">{commande_des}</text:p>
          </table:table-cell>
          <table:table-cell table:style-name="Tableau2.A2" office:value-type="string">
            <text:p text:style-name="P14">{commande_qte}</text:p>
            <text:p text:style-name="P17"/>
          </table:table-cell>
          <table:table-cell table:style-name="Tableau2.D2" office:value-type="string">
            <text:p text:style-name="P15">{commande_prix}[!-- END row.commande --]</text:p>
          </table:table-cell>
        </table:table-row>
      </table:table>
      <text:p text:style-name="Standard"/>
      <text:p text:style-name="P1">[!-- BEGIN loop1 --]</text:p>
      <text:p text:style-name="P1"><text:tab/>{testloop1}</text:p>
      <text:p text:style-name="P1"><text:tab/>[!-- BEGIN loop2 --]</text:p>
      <text:p text:style-name="P1"><text:tab/><text:tab/>{testloop2}</text:p>
      <text:p text:style-name="P1"><text:tab/>[!-- END loop2 --]</text:p>
      <text:p text:style-name="P1"><text:tab/>[!-- BEGIN loop3 --]</text:p>
      <text:p text:style-name="P1"><text:tab/><text:tab/>{testloop3}</text:p>
      <text:p text:style-name="P1"><text:tab/>[!-- END loop3 --]</text:p>
      <text:p text:style-name="P1">[!-- END loop1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1T12:02:11</dc:date>
    <meta:editing-duration>PT00H42M47S</meta:editing-duration>
    <meta:editing-cycles>22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84" meta:word-count="294" meta:character-count="2715"/>
  </office:meta>
</office:document-meta>
</file>